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2.475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4" style:family="table-cell" style:parent-style-name="Default" style:data-style-name="N119">
      <style:text-properties style:font-name="Times New Roman"/>
    </style:style>
    <style:style style:name="ce2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80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3">
          <table:table-cell table:style-name="ce4" office:value-type="string">
            <text:p>Action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/A</text:p>
          </table:table-cell>
          <table:table-cell table:style-name="ce6"/>
          <table:table-cell table:style-name="ce6" office:value-type="string">
            <text:p>actuator.action.Action</text:p>
          </table:table-cell>
          <table:table-cell table:style-name="ce25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25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2">
          <table:table-cell table:style-name="ce1" office:value-type="string">
            <text:p>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Position()</text:p>
          </table:table-cell>
          <table:table-cell table:style-name="ce6" office:value-type="string">
            <text:p>Yes</text:p>
          </table:table-cell>
          <table:table-cell office:value-type="string">
            <text:p>body_set_position</text:p>
          </table:table-cell>
          <table:table-cell/>
          <table:table-cell office:value-type="string">
            <text:p>bodybase.set_position</text:p>
          </table:table-cell>
          <table:table-cell table:style-name="ce26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Orientation()</text:p>
          </table:table-cell>
          <table:table-cell table:style-name="ce6" office:value-type="string">
            <text:p>Yes</text:p>
          </table:table-cell>
          <table:table-cell office:value-type="string">
            <text:p>body_set_orientation</text:p>
          </table:table-cell>
          <table:table-cell/>
          <table:table-cell office:value-type="string">
            <text:p>bodybase.set_oritantation</text:p>
          </table:table-cell>
          <table:table-cell table:style-name="ce27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()</text:p>
          </table:table-cell>
          <table:table-cell table:style-name="ce7" office:value-type="string">
            <text:p>partial</text:p>
          </table:table-cell>
          <table:table-cell office:value-type="string">
            <text:p>&lt;object&gt;_apply_force</text:p>
          </table:table-cell>
          <table:table-cell office:value-type="string">
            <text:p>b,ca,s</text:p>
          </table:table-cell>
          <table:table-cell office:value-type="string">
            <text:p>&lt;object&gt;.apply_force</text:p>
          </table:table-cell>
          <table:table-cell table:style-name="ce28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Torque<text:span text:style-name="T1">()</text:span>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torque</text:p>
          </table:table-cell>
          <table:table-cell office:value-type="string">
            <text:p>b,ca,s</text:p>
          </table:table-cell>
          <table:table-cell office:value-type="string">
            <text:p>&lt;object&gt;.apply_torque</text:p>
          </table:table-cell>
          <table:table-cell table:style-name="ce29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AtPosition()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force_at_pos</text:p>
          </table:table-cell>
          <table:table-cell office:value-type="string">
            <text:p>b,ca,s</text:p>
          </table:table-cell>
          <table:table-cell office:value-type="string">
            <text:p>&lt;object&gt;.apply_force_at_pos</text:p>
          </table:table-cell>
          <table:table-cell table:style-name="ce30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31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angular_impulse</text:p>
          </table:table-cell>
          <table:table-cell/>
          <table:table-cell office:value-type="string">
            <text:p>&lt;object&gt;.apply_angular_impulse</text:p>
          </table:table-cell>
          <table:table-cell table:style-name="ce32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ImpusleAtPosition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apply_impulse_at_pos</text:p>
          </table:table-cell>
          <table:table-cell/>
          <table:table-cell office:value-type="string">
            <text:p>&lt;object&gt;.apply_impulse_at_pos</text:p>
          </table:table-cell>
          <table:table-cell table:style-name="ce33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GetLine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34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GetAngul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angular_velocity_&lt;dim&gt;</text:p>
          </table:table-cell>
          <table:table-cell/>
          <table:table-cell office:value-type="string">
            <text:p>&lt;object&gt;.get_angualr_velocity</text:p>
          </table:table-cell>
          <table:table-cell table:style-name="ce35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r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36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37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3" office:value-type="string">
            <text:p>BodyBas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38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39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Position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40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Material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41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42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43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skin_width</text:p>
          </table:table-cell>
          <table:table-cell/>
          <table:table-cell office:value-type="string">
            <text:p>bodybase.get_skin_width</text:p>
          </table:table-cell>
          <table:table-cell table:style-name="ce44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set_skin_width</text:p>
          </table:table-cell>
          <table:table-cell table:style-name="ce24"/>
          <table:table-cell office:value-type="string">
            <text:p>bodybase.set_skin_width</text:p>
          </table:table-cell>
          <table:table-cell table:style-name="ce45" office:value-type="string">
            <text:p>Yes</text:p>
          </table:table-cell>
          <table:table-cell table:style-name="ce24" table:number-columns-repeated="24"/>
          <table:table-cell table:style-name="ce5" table:number-columns-repeated="4"/>
          <table:table-cell table:style-name="ce24" table:number-columns-repeated="989"/>
          <table:table-cell/>
        </table:table-row>
        <table:table-row table:style-name="ro2">
          <table:table-cell table:style-name="ce3" office:value-type="string">
            <text:p>---SetUSerData<text:span text:style-name="T1">()</text:span></text:p>
          </table:table-cell>
          <table:table-cell table:style-name="ce11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UserData<text:span text:style-name="T1">()</text:span></text:p>
          </table:table-cell>
          <table:table-cell table:style-name="ce12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25" office:value-type="string">
            <text:p>No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2">
          <table:table-cell table:style-name="ce3" office:value-type="string">
            <text:p>Bo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46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46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47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25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25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3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48" office:value-type="string">
            <text:p>Yes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apsul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4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5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3">
          <table:table-cell table:style-name="ce3" office:value-type="string">
            <text:p>Compa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compass.Compass</text:p>
          </table:table-cell>
          <table:table-cell table:style-name="ce25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3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ass_get_angle</text:p>
          </table:table-cell>
          <table:table-cell/>
          <table:table-cell office:value-type="string">
            <text:p>Compass.get_angle</text:p>
          </table:table-cell>
          <table:table-cell table:style-name="ce25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25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undbody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2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Facto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6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GenericBog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Dynam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Kinem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St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ynamicsTyp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GP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gps.GPS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gps_get_string</text:p>
          </table:table-cell>
          <table:table-cell/>
          <table:table-cell office:value-type="string">
            <text:p>GPS.get_string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yroscope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get_angular_velocity()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17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inclinometer.Inclinometer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inclinometer_get_angle</text:p>
          </table:table-cell>
          <table:table-cell/>
          <table:table-cell office:value-type="string">
            <text:p>Inclinometer.get_angle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eedback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18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19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20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4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20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4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21" office:value-type="string">
            <text:p>Yes</text:p>
          </table:table-cell>
          <table:table-cell table:number-columns-repeated="2"/>
          <table:table-cell office:value-type="string">
            <text:p>sensor.psd.PSD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21" office:value-type="string">
            <text:p>Yes</text:p>
          </table:table-cell>
          <table:table-cell office:value-type="string">
            <text:p>psd_get_distance</text:p>
          </table:table-cell>
          <table:table-cell/>
          <table:table-cell office:value-type="string">
            <text:p>PSD.get_distacne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5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5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position</text:p>
          </table:table-cell>
          <table:table-cell/>
          <table:table-cell office:value-type="string">
            <text:p>revolute.get_position</text:p>
          </table:table-cell>
          <table:table-cell table:style-name="ce51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le</text:p>
          </table:table-cell>
          <table:table-cell/>
          <table:table-cell office:value-type="string">
            <text:p>revolute.get_angle</text:p>
          </table:table-cell>
          <table:table-cell table:style-name="ce51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ular_velocity</text:p>
          </table:table-cell>
          <table:table-cell/>
          <table:table-cell office:value-type="string">
            <text:p>revolute.get_angular_velocity</text:p>
          </table:table-cell>
          <table:table-cell table:style-name="ce51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apply_torque</text:p>
          </table:table-cell>
          <table:table-cell/>
          <table:table-cell office:value-type="string">
            <text:p>revolute.apply_torque</text:p>
          </table:table-cell>
          <table:table-cell table:style-name="ce51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AngularImpulse()</text:p>
          </table:table-cell>
          <table:table-cell table:style-name="ce6" office:value-type="string">
            <text:p>Yes</text:p>
          </table:table-cell>
          <table:table-cell office:value-type="string">
            <text:p>revolute_link_apply_angular_impulse</text:p>
          </table:table-cell>
          <table:table-cell/>
          <table:table-cell office:value-type="string">
            <text:p>revolute.apply_angular_impulse</text:p>
          </table:table-cell>
          <table:table-cell table:style-name="ce51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Yes</text:p>
          </table:table-cell>
          <table:table-cell office:value-type="string">
            <text:p>revolute_link_get_axis</text:p>
          </table:table-cell>
          <table:table-cell/>
          <table:table-cell office:value-type="string">
            <text:p>revolute.get_axis</text:p>
          </table:table-cell>
          <table:table-cell table:style-name="ce51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RevoluteSpring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52" office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5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pher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Spherical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spherical.Spherical</text:p>
          </table:table-cell>
          <table:table-cell table:style-name="ce54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spherical_set_limits</text:p>
          </table:table-cell>
          <table:table-cell/>
          <table:table-cell office:value-type="string">
            <text:p>Spherical.set_limits</text:p>
          </table:table-cell>
          <table:table-cell table:style-name="ce5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Decc</text:p>
          </table:table-cell>
          <table:table-cell table:style-name="ce22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56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atic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Capsule</text:p>
          </table:table-cell>
          <table:table-cell table:style-name="ce5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StaticSphere</text:p>
          </table:table-cell>
          <table:table-cell table:style-name="ce23" office:value-type="string">
            <text:p>Yes</text:p>
          </table:table-cell>
          <table:table-cell table:number-columns-repeated="2"/>
          <table:table-cell office:value-type="string">
            <text:p>body.box.StaticSphere</text:p>
          </table:table-cell>
          <table:table-cell table:style-name="ce5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distance_to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---GetVelocit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velocity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162">
            <text:p>162</text:p>
          </table:table-cell>
          <table:table-cell table:number-columns-repeated="3"/>
          <table:table-cell table:formula="of:=COUNTIF([.F4:.F286];&quot;No&quot;)" office:value-type="float" office:value="225">
            <text:p>225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60">
            <text:p>60</text:p>
          </table:table-cell>
          <table:table-cell table:number-columns-repeated="3"/>
          <table:table-cell table:formula="of:=COUNTIF([.F4:.F286];&quot;Yes&quot;)" office:value-type="float" office:value="29">
            <text:p>29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32">
            <text:p>32</text:p>
          </table:table-cell>
          <table:table-cell table:number-columns-repeated="3"/>
          <table:table-cell table:formula="of:=COUNTIF([.F4:.F286];&quot;Wont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10">
            <text:p>10</text:p>
          </table:table-cell>
          <table:table-cell table:number-columns-repeated="3"/>
          <table:table-cell table:formula="of:=COUNTIF([.F4:.F286];&quot;Partial&quot;)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9]+[.B292]" office:value-type="float" office:value="172">
            <text:p>172</text:p>
          </table:table-cell>
          <table:table-cell table:number-columns-repeated="3"/>
          <table:table-cell table:formula="of:=[.F289]+[.F292]" office:value-type="float" office:value="237">
            <text:p>237</text:p>
          </table:table-cell>
          <table:table-cell table:number-columns-repeated="1018"/>
        </table:table-row>
        <table:table-row table:style-name="ro1" table:number-rows-repeated="104828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4:Sheet1.E4 Sheet1.B203:Sheet1.B213 Sheet1.B106:Sheet1.B165 Sheet1.B50:Sheet1.B57 Sheet1.B59:Sheet1.B59 Sheet1.B33:Sheet1.B34 Sheet1.B279:Sheet1.B286 Sheet1.B37:Sheet1.B52 Sheet1.B61:Sheet1.B104 Sheet1.B5:Sheet1.B15 Sheet1.B19:Sheet1.B20 Sheet1.B22:Sheet1.B28 Sheet1.B216:Sheet1.B239 Sheet1.B168:Sheet1.B200 Sheet1.B241:Sheet1.B252 Sheet1.B260:Sheet1.B277 Sheet1.B254:Sheet1.B2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6:Sheet1.B16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60:Sheet1.F286 Sheet1.F245:Sheet1.F247 Sheet1.F216:Sheet1.F227 Sheet1.F46:Sheet1.F213 Sheet1.F230:Sheet1.F238 Sheet1.F4:Sheet1.F13 Sheet1.F24:Sheet1.F24 Sheet1.F28:Sheet1.F38 Sheet1.F41:Sheet1.F44 Sheet1.F240:Sheet1.F243 Sheet1.F250:Sheet1.F254 Sheet1.F257:Sheet1.F2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:Sheet1.B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7:Sheet1.B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:Sheet1.B2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8:Sheet1.F24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9:Sheet1.F24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8:Sheet1.F2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4:Sheet1.F21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9:Sheet1.F23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9:Sheet1.F4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4:Sheet1.F1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5:Sheet1.F1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:Sheet1.F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:Sheet1.F1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8:Sheet1.F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9:Sheet1.F1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0:Sheet1.F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:Sheet1.F2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:Sheet1.F2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:Sheet1.F2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:Sheet1.F2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6:Sheet1.F2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:Sheet1.F2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:Sheet1.F2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9:Sheet1.F2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0:Sheet1.F3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1:Sheet1.F3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2:Sheet1.F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3:Sheet1.F3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4:Sheet1.F3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5:Sheet1.F4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4:Sheet1.F24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5:Sheet1.F25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6:Sheet1.F25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9:Sheet1.B25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9:Sheet1.F25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0/00/0000</text:date>, <text:time style:data-style-name="N2" text:time-value="0000-00-00T07:10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8-29T07:11:23</dc:date>
    <dc:creator>Michael </dc:creator>
    <meta:editing-duration>PT1H8M8S</meta:editing-duration>
    <meta:editing-cycles>28</meta:editing-cycles>
    <meta:generator>LibreOffice/4.0.2.2$Linux_X86_64 LibreOffice_project/400m0$Build-2</meta:generator>
    <meta:document-statistic meta:table-count="1" meta:cell-count="946" meta:object-count="0"/>
  </office:meta>
</office:document-meta>
</file>